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automatic-styles>
    <style:style style:name="P1" style:family="paragraph" style:parent-style-name="LO-normal">
      <style:paragraph-properties fo:margin-left="0cm" fo:margin-right="0cm" fo:margin-top="0.494cm" fo:margin-bottom="0.28cm" style:contextual-spacing="false" fo:line-height="108%" fo:text-align="center" style:justify-single-word="false" fo:text-indent="0cm" style:auto-text-indent="false"/>
    </style:style>
    <style:style style:name="P2" style:family="paragraph" style:parent-style-name="LO-normal">
      <style:paragraph-properties fo:margin-left="0cm" fo:margin-right="0cm" fo:margin-top="0.494cm" fo:margin-bottom="0.423cm" style:contextual-spacing="false" fo:line-height="108%" fo:text-indent="0cm" style:auto-text-indent="false"/>
      <style:text-properties fo:font-size="11pt" style:font-name-asian="Times New Roman1" style:font-size-asian="11pt" style:font-name-complex="Times New Roman1" style:font-size-complex="11pt"/>
    </style:style>
    <style:style style:name="P3" style:family="paragraph" style:parent-style-name="LO-normal">
      <style:paragraph-properties fo:margin-left="0cm" fo:margin-right="0cm" fo:margin-top="0.494cm" fo:margin-bottom="0cm" style:contextual-spacing="false" fo:line-height="100%" fo:text-align="center" style:justify-single-word="false" fo:text-indent="0cm" style:auto-text-indent="false"/>
      <style:text-properties fo:font-size="11pt" style:font-name-asian="Times New Roman1" style:font-size-asian="11pt" style:font-name-complex="Times New Roman1" style:font-size-complex="11pt"/>
    </style:style>
    <style:style style:name="P4" style:family="paragraph" style:parent-style-name="LO-normal">
      <style:paragraph-properties fo:margin-left="0cm" fo:margin-right="0cm" fo:margin-top="0.494cm" fo:margin-bottom="0cm" style:contextual-spacing="false" fo:line-height="100%" fo:text-indent="0cm" style:auto-text-indent="false"/>
      <style:text-properties fo:font-size="11pt" style:font-name-asian="Times New Roman1" style:font-size-asian="11pt" style:font-name-complex="Times New Roman1" style:font-size-complex="11pt"/>
    </style:style>
    <style:style style:name="P5" style:family="paragraph" style:parent-style-name="LO-normal">
      <style:paragraph-properties fo:margin-left="0cm" fo:margin-right="0cm" fo:margin-top="0.494cm" fo:margin-bottom="0.423cm" style:contextual-spacing="false" fo:line-height="100%" fo:text-indent="0cm" style:auto-text-indent="false"/>
      <style:text-properties fo:font-size="11pt" style:font-name-asian="Times New Roman1" style:font-size-asian="11pt" style:font-name-complex="Times New Roman1" style:font-size-complex="11pt"/>
    </style:style>
    <style:style style:name="P6" style:family="paragraph" style:parent-style-name="LO-normal">
      <style:paragraph-properties fo:margin-left="9.991cm" fo:margin-right="0cm" fo:margin-top="0.494cm" fo:margin-bottom="0cm" style:contextual-spacing="false" fo:line-height="100%" fo:text-indent="1.249cm" style:auto-text-indent="false"/>
      <style:text-properties fo:font-size="11pt" style:font-name-asian="Times New Roman1" style:font-size-asian="11pt" style:font-name-complex="Times New Roman1" style:font-size-complex="11pt"/>
    </style:style>
    <style:style style:name="P7" style:family="paragraph" style:parent-style-name="LO-normal">
      <style:paragraph-properties fo:margin-left="0cm" fo:margin-right="0cm" fo:margin-top="0.494cm" fo:margin-bottom="0cm" style:contextual-spacing="false" fo:line-height="100%" fo:text-align="end" style:justify-single-word="false" fo:text-indent="0cm" style:auto-text-indent="false"/>
    </style:style>
    <style:style style:name="P8" style:family="paragraph" style:parent-style-name="LO-normal">
      <style:paragraph-properties fo:margin-left="0cm" fo:margin-right="0cm" fo:margin-top="0.494cm" fo:margin-bottom="0cm" style:contextual-spacing="false" fo:line-height="100%" fo:text-align="center" style:justify-single-word="false" fo:text-indent="0cm" style:auto-text-indent="false"/>
    </style:style>
    <style:style style:name="P9" style:family="paragraph" style:parent-style-name="LO-normal">
      <style:paragraph-properties fo:line-height="100%"/>
    </style:style>
    <style:style style:name="P10" style:family="paragraph" style:parent-style-name="LO-normal">
      <style:paragraph-properties fo:margin-left="0.3cm" fo:margin-right="0.3cm" fo:margin-top="0.353cm" fo:margin-bottom="0.212cm" style:contextual-spacing="false" fo:text-align="center" style:justify-single-word="false" fo:text-indent="0cm" style:auto-text-indent="false"/>
    </style:style>
    <style:style style:name="P11" style:family="paragraph" style:parent-style-name="LO-normal">
      <style:paragraph-properties fo:margin-left="2.54cm" fo:margin-right="0.3cm" fo:margin-top="0cm" fo:margin-bottom="0cm" style:contextual-spacing="false" fo:text-indent="-0.635cm" style:auto-text-indent="false"/>
    </style:style>
    <style:style style:name="P12" style:family="paragraph" style:parent-style-name="List_20_Paragraph">
      <style:paragraph-properties fo:margin-left="2.54cm" fo:margin-right="0.3cm" fo:text-indent="-0.635cm" style:auto-text-indent="false"/>
    </style:style>
    <style:style style:name="P13" style:family="paragraph" style:parent-style-name="LO-normal">
      <style:paragraph-properties fo:margin-left="1.27cm" fo:margin-right="0.3cm" fo:text-indent="0cm" style:auto-text-indent="false"/>
      <style:text-properties fo:font-weight="normal" style:font-weight-asian="normal" style:font-weight-complex="normal"/>
    </style:style>
    <style:style style:name="P14" style:family="paragraph" style:parent-style-name="LO-normal">
      <style:paragraph-properties fo:margin-left="1.27cm" fo:margin-right="0.3cm" fo:text-indent="0cm" style:auto-text-indent="false"/>
      <style:text-properties fo:font-weight="normal" officeooo:rsid="0000f16c" officeooo:paragraph-rsid="0000f16c" style:font-weight-asian="normal" style:font-weight-complex="normal"/>
    </style:style>
    <style:style style:name="P15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hyphenation-ladder-count="no-limit" fo:text-indent="0cm" style:auto-text-indent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12529" loext:opacity="100%" style:font-name="Courier New" fo:font-size="10.5pt" officeooo:rsid="0000f16c" officeooo:paragraph-rsid="0000f16c" style:font-name-asian="Times New Roman1" style:font-size-asian="10.5pt" style:language-asian="ru" style:country-asian="RU" style:font-name-complex="Courier New1" style:font-size-complex="10.5pt" fo:hyphenate="true" fo:hyphenation-remain-char-count="2" fo:hyphenation-push-char-count="2" loext:hyphenation-no-caps="false"/>
    </style:style>
    <style:style style:name="P16" style:family="paragraph" style:parent-style-name="LO-normal" style:master-page-name="Standard">
      <style:paragraph-properties fo:margin-left="0cm" fo:margin-right="0cm" fo:margin-top="0cm" fo:margin-bottom="0.28cm" style:contextual-spacing="false" fo:line-height="108%" fo:text-align="center" style:justify-single-word="false" fo:text-indent="0cm" style:auto-text-indent="false" style:page-number="1"/>
      <style:text-properties style:font-name-asian="Times New Roman1" style:font-name-complex="Times New Roman1"/>
    </style:style>
    <style:style style:name="P17" style:family="paragraph" style:parent-style-name="LO-normal">
      <style:paragraph-properties fo:margin-left="0cm" fo:margin-right="0cm" fo:margin-top="0.494cm" fo:margin-bottom="0.28cm" style:contextual-spacing="false" fo:line-height="108%" fo:text-align="center" style:justify-single-word="false" fo:text-indent="0cm" style:auto-text-indent="false"/>
      <style:text-properties style:font-name-asian="Times New Roman1" style:font-name-complex="Times New Roman1"/>
    </style:style>
    <style:style style:name="P18" style:family="paragraph" style:parent-style-name="LO-normal">
      <style:paragraph-properties fo:margin-left="0cm" fo:margin-right="0cm" fo:margin-top="0.494cm" fo:margin-bottom="0cm" style:contextual-spacing="false" fo:line-height="100%" fo:text-align="end" style:justify-single-word="false" fo:text-indent="0cm" style:auto-text-indent="false"/>
      <style:text-properties style:font-name-asian="Times New Roman1" style:font-name-complex="Times New Roman1"/>
    </style:style>
    <style:style style:name="P19" style:family="paragraph" style:parent-style-name="LO-normal">
      <style:paragraph-properties fo:margin-left="0cm" fo:margin-right="0cm" fo:margin-top="0.494cm" fo:margin-bottom="0.28cm" style:contextual-spacing="false" fo:line-height="108%" fo:text-align="center" style:justify-single-word="false" fo:text-indent="0cm" style:auto-text-indent="false"/>
      <style:text-properties fo:font-size="16pt" fo:font-weight="bold" style:font-name-asian="Times New Roman1" style:font-size-asian="16pt" style:font-weight-asian="bold" style:font-name-complex="Times New Roman1" style:font-size-complex="16pt"/>
    </style:style>
    <style:style style:name="P20" style:family="paragraph" style:parent-style-name="LO-normal">
      <style:paragraph-properties fo:margin-left="0.3cm" fo:margin-right="0.3cm" fo:margin-top="0.353cm" fo:margin-bottom="0.212cm" style:contextual-spacing="false" fo:text-align="center" style:justify-single-word="false" fo:keep-together="always" fo:text-indent="0cm" style:auto-text-indent="false" fo:keep-with-next="always"/>
      <style:text-properties fo:font-size="16pt" fo:font-weight="bold" style:font-name-asian="Times New Roman1" style:font-size-asian="16pt" style:font-weight-asian="bold" style:font-name-complex="Times New Roman1" style:font-size-complex="16pt"/>
    </style:style>
    <style:style style:name="P21" style:family="paragraph" style:parent-style-name="LO-normal">
      <style:paragraph-properties fo:margin-left="0.3cm" fo:margin-right="0.3cm" fo:line-height="100%" fo:text-align="center" style:justify-single-word="false" fo:text-indent="0cm" style:auto-text-indent="false"/>
      <style:text-properties fo:font-size="16pt" fo:font-weight="bold" style:font-size-asian="16pt" style:font-weight-asian="bold"/>
    </style:style>
    <style:style style:name="P22" style:family="paragraph" style:parent-style-name="LO-normal">
      <style:paragraph-properties fo:margin-left="0cm" fo:margin-right="0.3cm" fo:text-indent="1.249cm" style:auto-text-indent="false"/>
      <style:text-properties fo:font-size="12pt" style:font-size-asian="12pt" style:font-size-complex="12pt"/>
    </style:style>
    <style:style style:name="P23" style:family="paragraph" style:parent-style-name="LO-normal">
      <style:paragraph-properties fo:margin-left="1.27cm" fo:margin-right="0.3cm" fo:text-indent="0cm" style:auto-text-indent="false"/>
      <style:text-properties fo:color="#000000" loext:opacity="100%" fo:font-size="12pt" style:text-underline-style="solid" style:text-underline-width="auto" style:text-underline-color="font-color" fo:font-weight="normal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4" style:family="paragraph" style:parent-style-name="LO-normal">
      <style:paragraph-properties fo:margin-left="1.27cm" fo:margin-right="0.3cm" fo:text-indent="0cm" style:auto-text-indent="false"/>
      <style:text-properties fo:color="#000000" loext:opacity="100%" fo:font-size="12pt" style:text-underline-style="solid" style:text-underline-width="auto" style:text-underline-color="font-color" fo:font-weight="bold" officeooo:rsid="0000f16c" officeooo:paragraph-rsid="0000f16c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5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hyphenation-ladder-count="no-limit" fo:text-indent="0cm" style:auto-text-indent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12529" loext:opacity="100%" style:font-name="Courier New" fo:font-size="10.5pt" fo:font-weight="bold" officeooo:rsid="0000f16c" officeooo:paragraph-rsid="0000f16c" style:font-name-asian="Times New Roman1" style:font-size-asian="10.5pt" style:language-asian="ru" style:country-asian="RU" style:font-weight-asian="bold" style:font-name-complex="Courier New1" style:font-size-complex="10.5pt" style:font-weight-complex="bold" fo:hyphenate="true" fo:hyphenation-remain-char-count="2" fo:hyphenation-push-char-count="2" loext:hyphenation-no-caps="false"/>
    </style:style>
    <style:style style:name="P26" style:family="paragraph" style:parent-style-name="List_20_Paragraph" style:list-style-name="WWNum3">
      <style:paragraph-properties fo:margin-left="1.935cm" fo:margin-right="0.3cm" fo:text-indent="-0.635cm" style:auto-text-indent="false"/>
      <style:text-properties fo:color="#000000" loext:opacity="100%" fo:font-size="12pt" style:font-size-asian="12pt" style:font-size-complex="12pt" style:font-weight-complex="bold"/>
    </style:style>
    <style:style style:name="T1" style:family="text">
      <style:text-properties style:font-name-asian="Times New Roman1" style:font-name-complex="Times New Roman1"/>
    </style:style>
    <style:style style:name="T2" style:family="text">
      <style:text-properties officeooo:rsid="0000f16c" style:font-name-asian="Times New Roman1" style:font-name-complex="Times New Roman1"/>
    </style:style>
    <style:style style:name="T3" style:family="text">
      <style:text-properties officeooo:rsid="00016947" style:font-name-asian="Times New Roman1" style:font-name-complex="Times New Roman1"/>
    </style:style>
    <style:style style:name="T4" style:family="text">
      <style:text-properties fo:font-size="16pt" fo:font-weight="bold" style:font-name-asian="Times New Roman1" style:font-size-asian="16pt" style:font-weight-asian="bold" style:font-name-complex="Times New Roman1" style:font-size-complex="16pt"/>
    </style:style>
    <style:style style:name="T5" style:family="text">
      <style:text-properties fo:color="#000000" loext:opacity="100%" fo:font-size="16pt" fo:font-weight="bold" style:font-name-asian="Times New Roman1" style:font-size-asian="16pt" style:font-weight-asian="bold" style:font-name-complex="Times New Roman1" style:font-size-complex="16pt"/>
    </style:style>
    <style:style style:name="T6" style:family="text">
      <style:text-properties fo:color="#000000" loext:opacity="100%" fo:font-size="12pt" style:font-name-asian="Times New Roman1" style:font-size-asian="12pt" style:font-name-complex="Times New Roman1" style:font-size-complex="12pt"/>
    </style:style>
    <style:style style:name="T7" style:family="text">
      <style:text-properties fo:color="#000000" loext:opacity="100%" fo:font-size="12pt" officeooo:rsid="0000f16c" style:font-name-asian="Times New Roman1" style:font-size-asian="12pt" style:font-name-complex="Times New Roman1" style:font-size-complex="12pt"/>
    </style:style>
    <style:style style:name="T8" style:family="text">
      <style:text-properties fo:color="#000000" loext:opacity="100%" fo:font-size="12pt" fo:font-weight="bold" officeooo:rsid="0000f16c" style:font-size-asian="12pt" style:font-weight-asian="bold" style:font-size-complex="12pt"/>
    </style:style>
    <style:style style:name="T9" style:family="text">
      <style:text-properties fo:color="#000000" loext:opacity="100%" fo:font-size="12pt" style:font-size-asian="12pt" style:font-size-complex="12pt"/>
    </style:style>
    <style:style style:name="T10" style:family="text">
      <style:text-properties fo:color="#000000" loext:opacity="100%" fo:font-size="12pt" fo:language="en" fo:country="US" style:font-name-asian="Calibri" style:font-size-asian="12pt" style:language-asian="en" style:country-asian="US" style:font-size-complex="12pt" style:language-complex="ar" style:country-complex="SA"/>
    </style:style>
    <style:style style:name="T11" style:family="text">
      <style:text-properties fo:color="#000000" loext:opacity="100%" fo:font-size="12pt" fo:language="en" fo:country="US" style:font-size-asian="12pt" style:font-size-complex="12pt"/>
    </style:style>
    <style:style style:name="T12" style:family="text">
      <style:text-properties fo:color="#000000" loext:opacity="100%" fo:font-size="12pt" style:font-name-asian="Calibri" style:font-size-asian="12pt" style:language-asian="en" style:country-asian="US" style:font-size-complex="12pt" style:language-complex="ar" style:country-complex="SA"/>
    </style:style>
    <style:style style:name="T13" style:family="text">
      <style:text-properties fo:color="#000000" loext:opacity="100%" fo:font-size="12pt" style:text-underline-style="solid" style:text-underline-width="auto" style:text-underline-color="font-color" fo:font-weight="bold" officeooo:rsid="0000f16c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T14" style:family="text">
      <style:text-properties fo:color="#000000" loext:opacity="100%" fo:font-size="12pt" style:text-underline-style="solid" style:text-underline-width="auto" style:text-underline-color="font-color" fo:background-color="#ffffff" loext:char-shading-value="0" style:font-name-asian="Calibri" style:font-size-asian="12pt" style:font-name-complex="Times New Roman1" style:font-size-complex="12pt"/>
    </style:style>
    <style:style style:name="T15" style:family="text">
      <style:text-properties fo:font-size="12pt" fo:font-weight="bold" style:font-size-asian="12pt" style:font-weight-asian="bold" style:font-size-complex="12pt"/>
    </style:style>
    <style:style style:name="T16" style:family="text">
      <style:text-properties fo:color="#ff0000" loext:opacity="100%" fo:font-size="12pt" fo:language="en" fo:country="US" style:font-size-asian="12pt" style:font-size-complex="12pt"/>
    </style:style>
    <style:style style:name="T17" style:family="text">
      <style:text-properties style:font-size-complex="13pt" style:font-weight-complex="bold"/>
    </style:style>
    <style:style style:name="T18" style:family="text">
      <style:text-properties fo:language="en" fo:country="US" style:font-size-complex="13pt" style:font-weight-complex="bold"/>
    </style:style>
    <style:style style:name="T19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Московский Авиационный Институт</text:p>
      <text:p text:style-name="P17">(Национальный Исследовательский Университет)</text:p>
      <text:p text:style-name="P1">Институт №8<text:span text:style-name="T1"> </text:span>“Компьютерные науки <text:span text:style-name="T1">и прикладн</text:span>ая<text:span text:style-name="T1"> математик</text:span>а”</text:p>
      <text:p text:style-name="P1"><text:span text:style-name="T1">Кафедра №806 </text:span>“В<text:span text:style-name="T1">ычислительн</text:span>ая<text:span text:style-name="T1"> математик</text:span>а<text:span text:style-name="T1"> и программировани</text:span>е”</text:p>
      <text:p text:style-name="P2"/>
      <text:p text:style-name="P2"/>
      <text:p text:style-name="P1"><text:span text:style-name="T4">Лабораторная работа №</text:span><text:span text:style-name="T5">4</text:span><text:span text:style-name="T4"> по курсу</text:span></text:p>
      <text:p text:style-name="P19">«Операционные системы»</text:p>
      <text:p text:style-name="P3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7"><text:span text:style-name="T1">Группа: М80-2</text:span><text:span text:style-name="T3">10</text:span><text:span text:style-name="T1">Б-22</text:span></text:p>
      <text:p text:style-name="P7"><text:span text:style-name="T1">Студент: </text:span><text:span text:style-name="T7">Калиниченко Артём Андреевич</text:span></text:p>
      <text:p text:style-name="P7"><text:span text:style-name="T1">Преподаватель: </text:span><text:span text:style-name="T2">Соколов <text:s/>Андрей Алексеевич</text:span></text:p>
      <text:p text:style-name="P18">Оценка: ____________________ </text:p>
      <text:p text:style-name="P7"><text:span text:style-name="T1">Дата: </text:span><text:span text:style-name="T6">15.12.2023</text:span></text:p>
      <text:p text:style-name="P5"/>
      <text:p text:style-name="P4"/>
      <text:p text:style-name="P8"/>
      <text:p text:style-name="P8"><text:span text:style-name="T1">Москва, 202</text:span>3</text:p>
      <text:p text:style-name="P8"/>
      <text:p text:style-name="P20"><text:soft-page-break/>Постановка задачи</text:p>
      <text:p text:style-name="LO-normal"><text:span text:style-name="T15">Вариант </text:span><text:span text:style-name="T8">10</text:span><text:span text:style-name="T15">.</text:span></text:p>
      <text:list xml:id="list3580825347" text:style-name="WWNum3">
        <text:list-item>
          <text:p text:style-name="P26">Рассчет производной функции <text:tab/>Float <text:tab/>f'(x) = (f(A + deltaX) <text:tab/>f'(x) = (f(A + deltaX) </text:p>
        </text:list-item>
        <text:list-item>
          <text:p text:style-name="P26">Подсчёт наибольшего общего делителя для двух натуральных чисел<text:tab/>Int GCF(int A, int B)<text:tab/>Алгоритм Евклида<text:tab/>Наивный алгоритм. Пытаться разделить числа на все числа, что меньше A и B.</text:p>
        </text:list-item>
      </text:list>
      <text:p text:style-name="P20"><text:s text:c="2"/>Общий метод и алгоритм решения</text:p>
      <text:p text:style-name="P22">Использованные системные вызовы:</text:p>
      <text:p text:style-name="P11"><text:span text:style-name="T10">void *dlopen(const char *filename, int flag)</text:span><text:span text:style-name="T16"> </text:span><text:span text:style-name="T11">- загружает динамическую библиотеку.</text:span></text:p>
      <text:p text:style-name="P12"><text:span text:style-name="T10">int</text:span><text:span text:style-name="T12"> </text:span><text:span text:style-name="T10">dlclose</text:span><text:span text:style-name="T12">(</text:span><text:span text:style-name="T10">void</text:span><text:span text:style-name="T12"> *</text:span><text:span text:style-name="T10">handle</text:span><text:span text:style-name="T12">) - уменьшает на единицу счетчик ссылок на указатель динамической библиотеки handle.</text:span></text:p>
      <text:p text:style-name="P12"><text:span text:style-name="T11">void</text:span><text:span text:style-name="T9"> *</text:span><text:span text:style-name="T11">dlsym</text:span><text:span text:style-name="T9">(</text:span><text:span text:style-name="T11">void</text:span><text:span text:style-name="T9"> *</text:span><text:span text:style-name="T11">handle</text:span><text:span text:style-name="T9">, </text:span><text:span text:style-name="T11">char</text:span><text:span text:style-name="T9"> *</text:span><text:span text:style-name="T11">symbol</text:span><text:span text:style-name="T9">) - использует указатель на динамическую библиотеку, возвращаемую dlopen, и оканчивающееся нулем символьное имя, а затем возвращает адрес, указывающий, откуда загружается этот символ.</text:span></text:p>
      <text:p text:style-name="P20"><text:tab/>Код программы</text:p>
      <text:p text:style-name="P13"><text:span text:style-name="T13">realization_1.cpp</text:span><text:span text:style-name="T14"><text:line-break/>#include "../include/realization.hpp"</text:span></text:p>
      <text:p text:style-name="P13"/>
      <text:p text:style-name="P23">float Derivative(float A, float deltaX) {</text:p>
      <text:p text:style-name="P23"><text:s text:c="4"/>return (cosf(A + deltaX) - cosf(A)) / deltaX;</text:p>
      <text:p text:style-name="P23">}</text:p>
      <text:p text:style-name="P13"/>
      <text:p text:style-name="P23">int GCF(int A, int B) {</text:p>
      <text:p text:style-name="P23"><text:s text:c="4"/>while (A != 0 and B != 0) {</text:p>
      <text:p text:style-name="P23"><text:s text:c="8"/>if (A &gt; B) A %= B;</text:p>
      <text:p text:style-name="P23"><text:s text:c="8"/></text:p>
      <text:p text:style-name="P23"><text:s text:c="8"/>else B %= A;</text:p>
      <text:p text:style-name="P23"><text:s text:c="4"/>}</text:p>
      <text:p text:style-name="P23"><text:s text:c="4"/>return A + B;</text:p>
      <text:p text:style-name="P23">}</text:p>
      <text:p text:style-name="P24">realization_2.cpp</text:p>
      <text:p text:style-name="P13">#include "../include/realization.hpp"</text:p>
      <text:p text:style-name="P13"/>
      <text:p text:style-name="P13"><text:soft-page-break/>float Derivative(float A, float deltaX) {</text:p>
      <text:p text:style-name="P13"><text:s text:c="4"/>return (cosf(A + deltaX) - cosf(A - deltaX)) / (2 * deltaX);</text:p>
      <text:p text:style-name="P13">}</text:p>
      <text:p text:style-name="P13"/>
      <text:p text:style-name="P13">int GCF(int A, int B) {</text:p>
      <text:p text:style-name="P13"><text:s text:c="4"/>int del = 1, max;</text:p>
      <text:p text:style-name="P13"><text:s text:c="4"/>while (del &lt; A and del &lt; B) {</text:p>
      <text:p text:style-name="P13"><text:s text:c="8"/>if (A % del == 0 and B % del == 0) {</text:p>
      <text:p text:style-name="P13"><text:s text:c="12"/>max = del;</text:p>
      <text:p text:style-name="P13"><text:s text:c="8"/>}</text:p>
      <text:p text:style-name="P13"><text:s text:c="8"/>del++;</text:p>
      <text:p text:style-name="P13"><text:s text:c="4"/>}</text:p>
      <text:p text:style-name="P13"><text:s text:c="4"/>return max;</text:p>
      <text:p text:style-name="P13">}</text:p>
      <text:p text:style-name="P13"/>
      <text:p text:style-name="P14"><text:span text:style-name="T19">realization.hpp</text:span><text:line-break/></text:p>
      <text:p text:style-name="P14">#pragma once</text:p>
      <text:p text:style-name="P14"/>
      <text:p text:style-name="P14">#include &lt;cmath&gt;</text:p>
      <text:p text:style-name="P14"/>
      <text:p text:style-name="P14">extern "C" {</text:p>
      <text:p text:style-name="P14"><text:s text:c="4"/>float Derivative(float A, float deltaX);</text:p>
      <text:p text:style-name="P14"><text:s text:c="4"/>int GCF(int A, int B);</text:p>
      <text:p text:style-name="P14">}</text:p>
      <text:p text:style-name="P15"><text:tab/></text:p>
      <text:p text:style-name="P15"/>
      <text:p text:style-name="P15"/>
      <text:p text:style-name="P15"/>
      <text:p text:style-name="P15"/>
      <text:p text:style-name="P15"><text:soft-page-break/></text:p>
      <text:p text:style-name="P15"><text:tab/><text:span text:style-name="T19">dyn.cpp<text:line-break/><text:tab/></text:span></text:p>
      <text:p text:style-name="P25">#include &lt;iostream&gt;</text:p>
      <text:p text:style-name="P25">#include &lt;string&gt;</text:p>
      <text:p text:style-name="P25">#include &lt;dlfcn.h&gt;</text:p>
      <text:p text:style-name="P25"/>
      <text:p text:style-name="P25"/>
      <text:p text:style-name="P25">int main() {</text:p>
      <text:p text:style-name="P25"><text:s text:c="4"/>std::string lib1 = "../build/lib_1.so";</text:p>
      <text:p text:style-name="P25"><text:tab/>std::string lib2 = "../build/lib_2.so";</text:p>
      <text:p text:style-name="P25"><text:tab/></text:p>
      <text:p text:style-name="P25"><text:tab/>void *curlib = dlopen(lib1.c_str(), RTLD_LAZY);</text:p>
      <text:p text:style-name="P25"/>
      <text:p text:style-name="P25"><text:tab/>float (*Derivative)(float A, float deltaX);</text:p>
      <text:p text:style-name="P25"><text:tab/>int (*GCF)(int A, int B);</text:p>
      <text:p text:style-name="P25"/>
      <text:p text:style-name="P25"><text:tab/>Derivative = (float (*)(float, float)) dlsym(curlib, "Derivative");</text:p>
      <text:p text:style-name="P25"><text:s text:c="4"/>GCF = (int (*)(int, int)) dlsym(curlib, "GCF");</text:p>
      <text:p text:style-name="P25"/>
      <text:p text:style-name="P25"><text:s text:c="4"/>int com;</text:p>
      <text:p text:style-name="P25"><text:tab/>int number_lib = 1;</text:p>
      <text:p text:style-name="P25"><text:tab/>std::cout &lt;&lt; "Enter 1 or 2 to select a function or -1 to exit or 0 switch to library" &lt;&lt; std::endl;</text:p>
      <text:p text:style-name="P25"/>
      <text:p text:style-name="P25"><text:tab/>while(std::cin &gt;&gt; com) {</text:p>
      <text:p text:style-name="P25"/>
      <text:p text:style-name="P25"><text:tab/><text:tab/>if (com == 0) {</text:p>
      <text:p text:style-name="P25"><text:tab/><text:tab/><text:tab/>dlclose(curlib);</text:p>
      <text:p text:style-name="P25"><text:tab/><text:tab/><text:tab/>if (number_lib == 1) {</text:p>
      <text:p text:style-name="P25"><text:tab/><text:tab/><text:tab/><text:tab/>std::cout &lt;&lt; "You switched to library number 2" &lt;&lt; std::endl;</text:p>
      <text:p text:style-name="P25"><text:tab/><text:tab/><text:tab/><text:tab/>curlib = dlopen(lib2.c_str(), RTLD_LAZY);</text:p>
      <text:p text:style-name="P25"><text:tab/><text:tab/><text:tab/><text:tab/>number_lib = 2;</text:p>
      <text:p text:style-name="P25"/>
      <text:p text:style-name="P25"><text:tab/><text:tab/><text:tab/>} else {</text:p>
      <text:p text:style-name="P25"><text:tab/><text:tab/><text:tab/><text:tab/>std::cout &lt;&lt; "You switched to library number 1" &lt;&lt; std::endl;</text:p>
      <text:p text:style-name="P25"><text:tab/><text:tab/><text:tab/><text:tab/>curlib = dlopen(lib1.c_str(), RTLD_LAZY);</text:p>
      <text:p text:style-name="P25"><text:tab/><text:tab/><text:tab/><text:tab/>number_lib= 1;</text:p>
      <text:p text:style-name="P25"><text:tab/><text:tab/><text:tab/>}</text:p>
      <text:p text:style-name="P25"><text:tab/><text:tab/><text:tab/>Derivative = (float (*)(float, float)) dlsym(curlib, "Derivative");</text:p>
      <text:p text:style-name="P25"><text:s text:c="4"/><text:tab/><text:tab/>GCF = (int (*)(int, int)) dlsym(curlib, "GCF");</text:p>
      <text:p text:style-name="P25"><text:tab/><text:tab/>}</text:p>
      <text:p text:style-name="P25"/>
      <text:p text:style-name="P25"><text:tab/><text:tab/>if (com == 1) {</text:p>
      <text:p text:style-name="P25"><text:tab/><text:tab/><text:tab/>float A, deltaX, Ans1;</text:p>
      <text:p text:style-name="P25"><text:tab/><text:tab/><text:tab/>std::cout &lt;&lt; "Enter A and deltaX" &lt;&lt; std::endl;</text:p>
      <text:p text:style-name="P25"><text:tab/><text:tab/><text:tab/>std::cin &gt;&gt; A &gt;&gt; deltaX;</text:p>
      <text:p text:style-name="P25"><text:tab/><text:tab/><text:tab/>Ans1 = Derivative(A, deltaX);</text:p>
      <text:p text:style-name="P25"><text:tab/><text:tab/><text:tab/>std::cout&lt;&lt;"Derivative value: " &lt;&lt; Ans1 &lt;&lt; std::endl;</text:p>
      <text:p text:style-name="P25"><text:tab/><text:tab/>}</text:p>
      <text:p text:style-name="P25"/>
      <text:p text:style-name="P25"><text:tab/><text:tab/>if (com == 2) {</text:p>
      <text:p text:style-name="P25"><text:tab/><text:tab/><text:tab/>int A, B, Ans2;</text:p>
      <text:p text:style-name="P25"><text:tab/><text:tab/><text:tab/>std::cout &lt;&lt; "Enter A and B" &lt;&lt; std::endl;</text:p>
      <text:p text:style-name="P25"><text:tab/><text:tab/><text:tab/>std::cin &gt;&gt; A &gt;&gt; B;</text:p>
      <text:p text:style-name="P25"><text:tab/><text:tab/><text:tab/>Ans2 = GCF(A, B);</text:p>
      <text:p text:style-name="P25"><text:tab/><text:tab/><text:tab/>std::cout &lt;&lt; "GCF value: " &lt;&lt; Ans2 &lt;&lt; std::endl;</text:p>
      <text:p text:style-name="P25"><text:tab/><text:tab/>}</text:p>
      <text:p text:style-name="P25"/>
      <text:p text:style-name="P25"><text:tab/><text:tab/>if (com == -1) {</text:p>
      <text:p text:style-name="P25"><text:tab/><text:tab/><text:tab/>std::cout &lt;&lt; "Exit" &lt;&lt; std::endl;</text:p>
      <text:p text:style-name="P25"><text:soft-page-break/><text:tab/><text:tab/><text:tab/>return 0;</text:p>
      <text:p text:style-name="P25"><text:tab/><text:tab/>}</text:p>
      <text:p text:style-name="P25"/>
      <text:p text:style-name="P25"><text:tab/><text:tab/>std::cout &lt;&lt; "Enter 1 or 2 to select a function or -1 to exit or 0 switch to library" &lt;&lt; std::endl;</text:p>
      <text:p text:style-name="P25"><text:tab/><text:tab/></text:p>
      <text:p text:style-name="P25"><text:tab/>}</text:p>
      <text:p text:style-name="P25"><text:tab/></text:p>
      <text:p text:style-name="P25">}</text:p>
      <text:p text:style-name="P25"/>
      <text:p text:style-name="P25"><text:tab/>stat.cpp</text:p>
      <text:p text:style-name="P25"><text:tab/>#include &lt;iostream&gt;</text:p>
      <text:p text:style-name="P25">#include "include/realization.hpp"</text:p>
      <text:p text:style-name="P25"/>
      <text:p text:style-name="P25">int main() {</text:p>
      <text:p text:style-name="P25"><text:s text:c="4"/>int com;</text:p>
      <text:p text:style-name="P25"/>
      <text:p text:style-name="P25"><text:s text:c="4"/>std::cout &lt;&lt; "Enter 1 or 2 to select a function or -1 to exit" &lt;&lt; std::endl;</text:p>
      <text:p text:style-name="P25"/>
      <text:p text:style-name="P25"><text:s text:c="4"/>while (std::cin &gt;&gt; com) {</text:p>
      <text:p text:style-name="P25"/>
      <text:p text:style-name="P25"><text:s text:c="8"/>if (com == 1) {</text:p>
      <text:p text:style-name="P25"><text:s text:c="12"/>float A, deltaX;</text:p>
      <text:p text:style-name="P25"><text:s text:c="12"/>std::cout &lt;&lt; "Enter A and deltaX" &lt;&lt; std::endl;</text:p>
      <text:p text:style-name="P25"><text:s text:c="12"/>std::cin &gt;&gt; A &gt;&gt; deltaX;</text:p>
      <text:p text:style-name="P25"><text:s text:c="12"/>std::cout &lt;&lt; "Derivative value: " &lt;&lt; Derivative(A, deltaX) &lt;&lt; std::endl;</text:p>
      <text:p text:style-name="P25"><text:s text:c="8"/>}</text:p>
      <text:p text:style-name="P25"/>
      <text:p text:style-name="P25"><text:s text:c="8"/>if (com == 2) {</text:p>
      <text:p text:style-name="P25"><text:s text:c="12"/>int A, B;</text:p>
      <text:p text:style-name="P25"><text:s text:c="12"/>std::cout &lt;&lt; "Enter A and B" &lt;&lt; std::endl;</text:p>
      <text:p text:style-name="P25"><text:s text:c="12"/>std::cin &gt;&gt; A &gt;&gt; B;</text:p>
      <text:p text:style-name="P25"><text:s text:c="12"/>std::cout &lt;&lt; "GCF value: " &lt;&lt; GCF(A, B) &lt;&lt; std::endl;</text:p>
      <text:p text:style-name="P25"><text:s text:c="8"/>}</text:p>
      <text:p text:style-name="P25"/>
      <text:p text:style-name="P25"><text:s text:c="8"/>if (com == -1) {</text:p>
      <text:p text:style-name="P25"><text:s text:c="12"/>std::cout &lt;&lt; "Exit" &lt;&lt; std::endl;</text:p>
      <text:p text:style-name="P25"><text:s text:c="12"/>return 0;</text:p>
      <text:p text:style-name="P25"><text:s text:c="8"/>}</text:p>
      <text:p text:style-name="P25"><text:s text:c="8"/>std::cout &lt;&lt; "Enter 1 or 2 to select a function or -1 to exit" &lt;&lt; std::endl;</text:p>
      <text:p text:style-name="P25"><text:s text:c="4"/>}</text:p>
      <text:p text:style-name="P25">}</text:p>
      <text:p text:style-name="P10"/>
      <text:p text:style-name="P21">Вывод</text:p>
      <text:p text:style-name="P9"><text:span text:style-name="T17">В ходе лабораторной работы я получил опыт разработки динамической библиотеки, узнал о </text:span><text:span text:style-name="T18">dynamic</text:span><text:span text:style-name="T17"> </text:span><text:span text:style-name="T18">link</text:span><text:span text:style-name="T17"> и </text:span><text:span text:style-name="T18">dynamic</text:span><text:span text:style-name="T17"> </text:span><text:span text:style-name="T18">loading</text:span><text:span text:style-name="T17"> </text:span><text:span text:style-name="T18">library</text:span><text:span text:style-name="T17">, их различии; использовал такие системные вызовы, как </text:span><text:span text:style-name="T18">dlopen</text:span><text:span text:style-name="T17">, </text:span><text:span text:style-name="T18">dlsym</text:span><text:span text:style-name="T17">, </text:span><text:span text:style-name="T18">dlclose</text:span><text:span text:style-name="T17">; узнал, как компилируются динамические библиотек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style:letter-kerning="false" style:font-name-asian="Noto Serif CJK SC" style:font-size-asian="14pt" style:language-asian="zh" style:country-asian="CN" style:font-name-complex="Lohit Devanagari1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4pt" fo:language="ru" fo:country="RU" style:letter-kerning="false" style:font-name-asian="Noto Serif CJK SC" style:font-size-asian="14pt" style:language-asian="zh" style:country-asian="CN" style:font-name-complex="Lohit Devanagari1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3cm" fo:margin-right="0.3cm" fo:margin-top="0cm" fo:margin-bottom="0.353cm" style:contextual-spacing="false" fo:line-height="115%" fo:text-align="start" style:justify-single-word="false" fo:orphans="2" fo:widows="2" fo:hyphenation-ladder-count="no-limit" fo:text-indent="1cm" style:auto-text-indent="false" style:writing-mode="lr-tb"/>
      <style:text-properties style:font-name-asian="Calibri" style:font-family-asian="Calibri" style:font-family-generic-asian="system" style:font-pitch-asian="variable" style:language-asian="en" style:country-asian="US" style:font-name-complex="Lohit Devanagari1" style:font-family-complex="'Lohit Devanagari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LO-normal" style:class="text">
      <style:paragraph-properties fo:margin-top="0cm" fo:margin-bottom="0.247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LO-normal" style:next-style-name="LO-normal" style:default-outline-level="1" style:list-style-name="" style:class="text">
      <style:paragraph-properties fo:margin-left="0.3cm" fo:margin-right="0.3cm" fo:margin-top="0.212cm" fo:margin-bottom="0.423cm" style:contextual-spacing="false" fo:line-height="100%" fo:text-align="center" style:justify-single-word="false" fo:keep-together="always" fo:text-indent="0cm" style:auto-text-indent="false" fo:keep-with-next="always"/>
      <style:text-properties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weight-complex="bold"/>
    </style:style>
    <style:style style:name="Heading_20_2" style:display-name="Heading 2" style:family="paragraph" style:parent-style-name="LO-normal" style:next-style-name="LO-normal" style:default-outline-level="2" style:list-style-name="" style:class="text">
      <style:paragraph-properties fo:margin-left="0.3cm" fo:margin-right="0.3cm" fo:margin-top="0.353cm" fo:margin-bottom="0.212cm" style:contextual-spacing="false" fo:text-align="center" style:justify-single-word="false" fo:keep-together="always" fo:text-indent="0cm" style:auto-text-indent="false" fo:keep-with-next="always"/>
      <style:text-properties fo:color="#4f81bd" loext:opacity="100%" fo:font-size="16pt" fo:font-weight="bold" style:font-name-asian="Noto Serif CJK SC" style:font-family-asian="'Noto Serif CJK SC'" style:font-family-generic-asian="system" style:font-pitch-asian="variable" style:font-size-asian="16pt" style:font-weight-asian="bold" style:font-name-complex="Lohit Devanagari1" style:font-family-complex="'Lohit Devanagari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top="0.247cm" fo:margin-bottom="0.212cm" style:contextual-spacing="false"/>
      <style:text-properties style:font-name="Liberation Serif" fo:font-family="'Liberation Serif'" style:font-family-generic="swiss" style:font-pitch="variable" fo:font-size="14pt" style:font-name-asian="Segoe UI" style:font-family-asian="'Segoe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 style:font-weight-complex="bold"/>
    </style:style>
    <style:style style:name="Title" style:family="paragraph" style:parent-style-name="LO-normal" style:next-style-name="Text_20_body" style:class="chapter">
      <style:paragraph-properties fo:margin-top="0.847cm" fo:margin-bottom="0.212cm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Heading_20_4" style:display-name="Heading 4" style:family="paragraph" style:parent-style-name="LO-normal" style:next-style-name="LO-normal" style:default-outline-level="4" style:list-style-name="" style:class="text">
      <style:paragraph-properties fo:margin-top="0.423cm" fo:margin-bottom="0.071cm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default-outline-level="5" style:list-style-name="" style:class="text">
      <style:paragraph-properties fo:margin-top="0.388cm" fo:margin-bottom="0.071cm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default-outline-level="6" style:list-style-name="" style:class="text">
      <style:paragraph-properties fo:margin-top="0.353cm" fo:margin-bottom="0.071cm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caption" style:family="paragraph" style:parent-style-name="LO-normal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LO-normal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LO-normal" style:family="paragraph">
      <style:paragraph-properties fo:margin-left="0.3cm" fo:margin-right="0.3cm" fo:margin-top="0cm" fo:margin-bottom="0.353cm" style:contextual-spacing="false" fo:line-height="115%" fo:text-align="start" style:justify-single-word="false" fo:orphans="2" fo:widows="2" fo:hyphenation-ladder-count="no-limit" fo:text-indent="1cm" style:auto-text-indent="false" style:writing-mode="lr-tb"/>
      <style:text-properties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LO-normal">
      <style:paragraph-properties fo:margin-left="1.27cm" fo:margin-right="0.3cm" fo:margin-top="0cm" fo:margin-bottom="0.353cm" style:contextual-spacing="true" fo:text-indent="1cm" style:auto-text-indent="false"/>
    </style:style>
    <style:style style:name="western" style:family="paragraph" style:parent-style-name="LO-normal">
      <style:paragraph-properties fo:margin-left="0cm" fo:margin-right="0cm" fo:margin-top="0.494cm" fo:margin-bottom="0.25cm" style:contextual-spacing="false" fo:text-indent="0cm" style:auto-text-indent="false"/>
      <style:text-properties fo:font-size="11pt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LO-normal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LO-normal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LO-normal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LO-normal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Subtitle" style:family="paragraph" style:parent-style-name="LO-normal" style:next-style-name="LO-normal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Times New Roman" fo:font-family="'Times New Roman'" style:font-family-generic="roman" style:font-pitch="variable" fo:font-size="16pt" fo:font-weight="bold" style:font-name-asian="Noto Serif CJK SC" style:font-family-asian="'Noto Serif CJK SC'" style:font-family-generic-asian="system" style:font-pitch-asian="variable" style:font-size-asian="16pt" style:font-weight-asian="bold" style:font-name-complex="Lohit Devanagari1" style:font-family-complex="'Lohit Devanagari'" style:font-family-generic-complex="system" style:font-pitch-complex="variable" style:font-size-complex="13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Numbering_20_Symbols" style:display-name="Numbering Symbols" style:family="text"/>
    <style:style style:name="ListLabel_20_1" style:display-name="ListLabel 1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35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05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75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4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01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8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55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825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1.27cm" fo:margin-left="1.27cm" fo:margin-right="1.27cm" style:writing-mode="lr-tb" style:layout-grid-color="#c0c0c0" style:layout-grid-lines="1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LO-normal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lya</meta:initial-creator>
    <meta:editing-cycles>23</meta:editing-cycles>
    <meta:creation-date>2019-10-18T20:00:00</meta:creation-date>
    <dc:date>2023-12-24T02:45:20.700454561</dc:date>
    <dc:language>ru-RU</dc:language>
    <meta:editing-duration>PT2H39M25S</meta:editing-duration>
    <meta:generator>LibreOffice/7.3.7.2$Linux_X86_64 LibreOffice_project/30$Build-2</meta:generator>
    <meta:document-statistic meta:table-count="0" meta:image-count="0" meta:object-count="0" meta:page-count="5" meta:paragraph-count="139" meta:word-count="691" meta:character-count="4586" meta:non-whitespace-character-count="3595"/>
    <meta:user-defined meta:name="AppVersion">16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